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42cm"/>
    </style:style>
    <style:style style:name="co2" style:family="table-column">
      <style:table-column-properties fo:break-before="auto" style:column-width="1.469cm"/>
    </style:style>
    <style:style style:name="co3" style:family="table-column">
      <style:table-column-properties fo:break-before="auto" style:column-width="2.286cm"/>
    </style:style>
    <style:style style:name="co4" style:family="table-column">
      <style:table-column-properties fo:break-before="auto" style:column-width="3.403cm"/>
    </style:style>
    <style:style style:name="co5" style:family="table-column">
      <style:table-column-properties fo:break-before="auto" style:column-width="2.15cm"/>
    </style:style>
    <style:style style:name="co6" style:family="table-column">
      <style:table-column-properties fo:break-before="auto" style:column-width="3.838cm"/>
    </style:style>
    <style:style style:name="co7" style:family="table-column">
      <style:table-column-properties fo:break-before="auto" style:column-width="4.383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style:font-name="Liberation Sans" fo:font-size="8pt" style:font-size-asian="8pt" style:font-size-complex="8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zh" style:country-asian="CN" style:font-style-asian="normal" style:font-weight-asian="normal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number-columns-repeated="56" table:default-cell-style-name="ce4"/>
        <table:table-row table:style-name="ro1">
          <table:table-cell office:value-type="string" calcext:value-type="string">
            <text:p>Description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Part Number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>Mouser</text:p>
          </table:table-cell>
          <table:table-cell office:value-type="string" calcext:value-type="string">
            <text:p>Digikey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CB Radio Inte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WA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CB Head Interfac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CBWAY</text:p>
          </table:table-cell>
          <table:table-cell table:number-columns-repeated="60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Raspberry Pi Pic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RASPBERRY PI PICO</text:p>
          </table:table-cell>
          <table:table-cell office:value-type="float" office:value="3643332" calcext:value-type="float">
            <text:p>3643332</text:p>
          </table:table-cell>
          <table:table-cell table:style-name="ce6" office:value-type="string" calcext:value-type="string">
            <text:p>358-SC0915 </text:p>
          </table:table-cell>
          <table:table-cell table:number-columns-repeated="57"/>
        </table:table-row>
        <table:table-row table:style-name="ro1">
          <table:table-cell table:number-columns-repeated="5"/>
          <table:table-cell table:style-name="ce6"/>
          <table:table-cell table:number-columns-repeated="57"/>
        </table:table-row>
        <table:table-row table:style-name="ro1">
          <table:table-cell office:value-type="string" calcext:value-type="string">
            <text:p>Digital POT 10K SOT23-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icrochip</text:p>
          </table:table-cell>
          <table:table-cell office:value-type="string" calcext:value-type="string">
            <text:p>MCP4013T-103E/CH</text:p>
          </table:table-cell>
          <table:table-cell office:value-type="float" office:value="1834923" calcext:value-type="float">
            <text:p>1834923</text:p>
          </table:table-cell>
          <table:table-cell table:style-name="ce6" office:value-type="string" calcext:value-type="string">
            <text:p>579-MCP4013T-103E/CH </text:p>
          </table:table-cell>
          <table:table-cell office:value-type="string" calcext:value-type="string">
            <text:p>MCP4013T-103E/CHCT-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High Side Switch SO23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ishay</text:p>
          </table:table-cell>
          <table:table-cell office:value-type="string" calcext:value-type="string">
            <text:p>SIP32510DT-T1-GE3</text:p>
          </table:table-cell>
          <table:table-cell office:value-type="float" office:value="2361514" calcext:value-type="float">
            <text:p>2361514</text:p>
          </table:table-cell>
          <table:table-cell table:style-name="ce6" office:value-type="string" calcext:value-type="string">
            <text:p>78-SIP32510DT-T1-GE3</text:p>
          </table:table-cell>
          <table:table-cell office:value-type="string" calcext:value-type="string">
            <text:p>SIP32510DT-T1-GE3CT-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FC Connector 0.5mm Pitch Bottom Contacts 30 wa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lex</text:p>
          </table:table-cell>
          <table:table-cell table:style-name="ce6" office:value-type="string" calcext:value-type="string">
            <text:p>505110-3091 </text:p>
          </table:table-cell>
          <table:table-cell office:value-type="float" office:value="2500024" calcext:value-type="float">
            <text:p>2500024</text:p>
          </table:table-cell>
          <table:table-cell table:style-name="ce6" office:value-type="string" calcext:value-type="string">
            <text:p>538-505110-3091 </text:p>
          </table:table-cell>
          <table:table-cell table:style-name="ce6" office:value-type="string" calcext:value-type="string">
            <text:p>WM11291CT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FC Cable 50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urth</text:p>
          </table:table-cell>
          <table:table-cell office:value-type="float" office:value="687630050002" calcext:value-type="float">
            <text:p>687630050002</text:p>
          </table:table-cell>
          <table:table-cell office:value-type="float" office:value="1908531" calcext:value-type="float">
            <text:p>1908531</text:p>
          </table:table-cell>
          <table:table-cell table:style-name="ce6" office:value-type="string" calcext:value-type="string">
            <text:p>710-687630050002 </text:p>
          </table:table-cell>
          <table:table-cell table:style-name="ce6" office:value-type="string" calcext:value-type="string">
            <text:p>732-3569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RJ45 Jack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wart</text:p>
          </table:table-cell>
          <table:table-cell office:value-type="string" calcext:value-type="string">
            <text:p>SS-60000-009</text:p>
          </table:table-cell>
          <table:table-cell office:value-type="float" office:value="1572188" calcext:value-type="float">
            <text:p>1572188</text:p>
          </table:table-cell>
          <table:table-cell table:style-name="ce6" office:value-type="string" calcext:value-type="string">
            <text:p>530-SS-60000-009 </text:p>
          </table:table-cell>
          <table:table-cell table:style-name="ce6" office:value-type="string" calcext:value-type="string">
            <text:p>380-1096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Tactile Switch 6m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&amp;K</text:p>
          </table:table-cell>
          <table:table-cell office:value-type="string" calcext:value-type="string">
            <text:p>PTS645SL50-2 LFS</text:p>
          </table:table-cell>
          <table:table-cell office:value-type="float" office:value="2435162" calcext:value-type="float">
            <text:p>2435162</text:p>
          </table:table-cell>
          <table:table-cell table:style-name="ce6" office:value-type="string" calcext:value-type="string">
            <text:p>611-PTS645SL502 </text:p>
          </table:table-cell>
          <table:table-cell table:style-name="ce6" office:value-type="string" calcext:value-type="string">
            <text:p>CKN9092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Ferrite Bea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air-Rite</text:p>
          </table:table-cell>
          <table:table-cell table:style-name="ce7" office:value-type="string" calcext:value-type="string">
            <text:p>2512067007Y3</text:p>
          </table:table-cell>
          <table:table-cell table:style-name="ce7" office:value-type="float" office:value="1653393" calcext:value-type="float">
            <text:p>1653393</text:p>
          </table:table-cell>
          <table:table-cell office:value-type="string" calcext:value-type="string">
            <text:p>623-2512067007Y3</text:p>
          </table:table-cell>
          <table:table-cell table:style-name="ce8" office:value-type="string" calcext:value-type="string">
            <text:p>1934-1490-1-ND 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Capacitor 100n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CA001225</text:p>
          </table:table-cell>
          <table:table-cell office:value-type="float" office:value="1856422" calcext:value-type="float">
            <text:p>18564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apacitor 100p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office:value-type="string" calcext:value-type="string">
            <text:p>MC0805N101J500CT</text:p>
          </table:table-cell>
          <table:table-cell office:value-type="float" office:value="1759203" calcext:value-type="float">
            <text:p>1759203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Capacitor 10n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SH21B103K100CT</text:p>
          </table:table-cell>
          <table:table-cell table:style-name="ce7" office:value-type="float" office:value="1856414" calcext:value-type="float">
            <text:p>185641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sistor 100K 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104 JTL</text:p>
          </table:table-cell>
          <table:table-cell office:value-type="float" office:value="2073613" calcext:value-type="float">
            <text:p>207361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sistor 1K 08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102 JTL</text:p>
          </table:table-cell>
          <table:table-cell office:value-type="float" office:value="2073611" calcext:value-type="float">
            <text:p>207361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esistor 0 Oh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ultiComp</text:p>
          </table:table-cell>
          <table:table-cell table:style-name="ce7" office:value-type="string" calcext:value-type="string">
            <text:p>MCMR08X000 PTL</text:p>
          </table:table-cell>
          <table:table-cell office:value-type="float" office:value="2073603" calcext:value-type="float">
            <text:p>20736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2 Pin Head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826936-2</text:p>
          </table:table-cell>
          <table:table-cell office:value-type="float" office:value="3133821" calcext:value-type="float">
            <text:p>3133821</text:p>
          </table:table-cell>
          <table:table-cell office:value-type="string" calcext:value-type="string">
            <text:p>571-826936-2</text:p>
          </table:table-cell>
          <table:table-cell office:value-type="string" calcext:value-type="string">
            <text:p>A122912-ND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2Pin Jump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MP</text:p>
          </table:table-cell>
          <table:table-cell office:value-type="string" calcext:value-type="string">
            <text:p>382811-8</text:p>
          </table:table-cell>
          <table:table-cell office:value-type="float" office:value="2751487" calcext:value-type="float">
            <text:p>2751487</text:p>
          </table:table-cell>
          <table:table-cell office:value-type="string" calcext:value-type="string">
            <text:p>571-3828118</text:p>
          </table:table-cell>
          <table:table-cell office:value-type="string" calcext:value-type="string">
            <text:p>A26228-ND</text:p>
          </table:table-cell>
          <table:table-cell table:number-columns-repeated="56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RJ45 CAT7 Cable </text:p>
          </table:table-cell>
          <table:table-cell table:number-columns-repeated="62"/>
        </table:table-row>
        <table:table-row table:style-name="ro1" table:number-rows-repeated="1048552">
          <table:table-cell table:number-columns-repeated="63"/>
        </table:table-row>
        <table:table-row table:style-name="ro1">
          <table:table-cell table:number-columns-repeated="6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10">00/00/0000</text:date>, <text:time style:data-style-name="N2" text:time-value="17:17:52.92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3.6.2$Windows_X86_64 LibreOffice_project/2196df99b074d8a661f4036fca8fa0cbfa33a497</meta:generator>
    <dc:date>2023-07-10T17:21:39.863000000</dc:date>
    <meta:editing-duration>PT2H13M38S</meta:editing-duration>
    <meta:editing-cycles>11</meta:editing-cycles>
    <meta:document-statistic meta:table-count="1" meta:cell-count="113" meta:object-count="0"/>
  </office:meta>
</office:document-meta>
</file>